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-0.1389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94in" fo:padding-right="0.0694in" fo:padding-top="0in" fo:padding-bottom="0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6.5in" fo:margin-left="-0.1389in" fo:margin-top="0in" fo:margin-bottom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3" style:family="table">
      <style:table-properties style:width="6.5in" fo:margin-left="-0.1389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94in" fo:padding-right="0.0694in" fo:padding-top="0in" fo:padding-bottom="0in" fo:border="1pt solid #000000"/>
    </style:style>
    <style:style style:name="Table4" style:family="table">
      <style:table-properties style:width="6.5in" fo:margin-left="-0.1389in" fo:margin-top="0in" fo:margin-bottom="0in" table:align="left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94in" fo:padding-right="0.0694in" fo:padding-top="0in" fo:padding-bottom="0in" fo:border="1pt solid #000000"/>
    </style:style>
    <style:style style:name="Table5" style:family="table">
      <style:table-properties style:width="6.5in" fo:margin-left="-0.1389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94in" fo:padding-right="0.0694in" fo:padding-top="0in" fo:padding-bottom="0in" fo:border="1pt solid #000000"/>
    </style:style>
    <style:style style:name="Table6" style:family="table">
      <style:table-properties style:width="6.5104in" fo:margin-left="-0.1389in" fo:margin-top="0in" fo:margin-bottom="0in" table:align="left"/>
    </style:style>
    <style:style style:name="Table6.A" style:family="table-column">
      <style:table-column-properties style:column-width="1.3021in"/>
    </style:style>
    <style:style style:name="Table6.1" style:family="table-row">
      <style:table-row-properties style:min-row-height="0.4764in" fo:keep-together="auto"/>
    </style:style>
    <style:style style:name="Table6.A1" style:family="table-cell">
      <style:table-cell-properties fo:padding-left="0.0694in" fo:padding-right="0.0694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5in" fo:margin-left="-0.1389in" fo:margin-top="0in" fo:margin-bottom="0in" table:align="left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line-height="100%" fo:orphans="0" fo:widows="0">
        <style:tab-stops/>
      </style:paragraph-properties>
    </style:style>
    <style:style style:name="P4" style:family="paragraph" style:parent-style-name="Standard">
      <style:paragraph-properties fo:line-height="100%" fo:orphans="0" fo:widows="0">
        <style:tab-stops/>
      </style:paragraph-properties>
      <style:text-properties officeooo:paragraph-rsid="001a4569"/>
    </style:style>
    <style:style style:name="P5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line-height="115%" fo:orphans="2" fo:widows="2"/>
      <style:text-properties fo:color="#000000" style:font-name="Arial" fo:font-size="11pt" fo:font-weight="normal" style:font-size-asian="11pt" style:font-weight-asian="normal"/>
    </style:style>
    <style:style style:name="P7" style:family="paragraph" style:parent-style-name="Standard">
      <style:paragraph-properties fo:line-height="115%" fo:orphans="2" fo:widows="2"/>
      <style:text-properties fo:color="#000000" style:font-name="Arial" fo:font-size="11pt" fo:font-weight="normal" style:font-size-asian="11pt" style:font-weight-asian="normal"/>
    </style:style>
    <style:style style:name="P8" style:family="paragraph" style:parent-style-name="Standard">
      <style:paragraph-properties fo:line-height="100%" fo:orphans="0" fo:widows="0">
        <style:tab-stops/>
      </style:paragraph-properties>
      <style:text-properties fo:color="#000000" style:font-name="Arial" fo:font-size="11pt" fo:font-weight="normal" style:font-size-asian="11pt" style:font-weight-asian="normal"/>
    </style:style>
    <style:style style:name="P9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fo:font-weight="bold" style:font-size-asian="11pt" style:font-weight-asian="bold"/>
    </style:style>
    <style:style style:name="P10" style:family="paragraph" style:parent-style-name="Standard">
      <style:paragraph-properties fo:line-height="100%" fo:orphans="0" fo:widows="0">
        <style:tab-stops/>
      </style:paragraph-properties>
      <style:text-properties fo:color="#000000" style:font-name="Arial" fo:font-size="8pt" fo:font-weight="normal" style:font-size-asian="8pt" style:font-weight-asian="normal"/>
    </style:style>
    <style:style style:name="P11" style:family="paragraph" style:parent-style-name="Standard">
      <style:paragraph-properties fo:line-height="100%" fo:orphans="0" fo:widows="0">
        <style:tab-stops/>
      </style:paragraph-properties>
      <style:text-properties officeooo:rsid="0018c2f5" officeooo:paragraph-rsid="0018c2f5"/>
    </style:style>
    <style:style style:name="P12" style:family="paragraph" style:parent-style-name="Standard">
      <style:paragraph-properties fo:line-height="100%" fo:orphans="0" fo:widows="0">
        <style:tab-stops/>
      </style:paragraph-properties>
      <style:text-properties officeooo:rsid="001a4569" officeooo:paragraph-rsid="001a4569"/>
    </style:style>
    <style:style style:name="P13" style:family="paragraph" style:parent-style-name="Standard" style:master-page-name="Standard">
      <style:paragraph-properties fo:line-height="115%" fo:orphans="2" fo:widows="2" style:page-number="auto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fo:font-weight="bold" style:font-size-asian="11pt" style:font-weight-asian="bold"/>
    </style:style>
    <style:style style:name="T3" style:family="text">
      <style:text-properties fo:color="#000000" style:font-name="Arial" fo:font-size="11pt" fo:font-weight="bold" style:font-size-asian="11pt" style:font-weight-asian="bold"/>
    </style:style>
    <style:style style:name="T4" style:family="text">
      <style:text-properties fo:color="#000000" style:font-name="Arial" fo:font-size="11pt" fo:font-weight="normal" style:font-size-asian="11pt" style:font-weight-asian="normal"/>
    </style:style>
    <style:style style:name="T5" style:family="text">
      <style:text-properties fo:color="#000000" style:font-name="Arial" fo:font-size="11pt" fo:font-weight="normal" style:font-size-asian="11pt" style:font-weight-asian="normal"/>
    </style:style>
    <style:style style:name="T6" style:family="text">
      <style:text-properties fo:color="#000000" style:font-name="Arial" fo:font-size="11pt" fo:font-weight="normal" officeooo:rsid="0015f72e" style:font-size-asian="11pt" style:font-weight-asian="normal"/>
    </style:style>
    <style:style style:name="T7" style:family="text">
      <style:text-properties fo:color="#000000" style:font-name="Arial" fo:font-size="11pt" fo:font-weight="normal" officeooo:rsid="00163cd0" style:font-size-asian="11pt" style:font-weight-asian="normal"/>
    </style:style>
    <style:style style:name="T8" style:family="text">
      <style:text-properties fo:color="#000000" style:font-name="Arial" fo:font-size="11pt" fo:font-weight="normal" officeooo:rsid="0018c2f5" style:font-size-asian="11pt" style:font-weight-asian="normal"/>
    </style:style>
    <style:style style:name="T9" style:family="text">
      <style:text-properties fo:color="#000000" style:font-name="Arial" fo:font-size="11pt" fo:font-weight="normal" officeooo:rsid="001a4569" style:font-size-asian="11pt" style:font-weight-asian="normal"/>
    </style:style>
    <style:style style:name="T10" style:family="text">
      <style:text-properties fo:color="#000000" style:font-name="Arial" fo:font-size="11pt" fo:font-weight="normal" officeooo:rsid="001a4569" style:font-size-asian="11pt" style:font-weight-asian="normal"/>
    </style:style>
    <style:style style:name="T11" style:family="text">
      <style:text-properties fo:color="#000000" style:font-name="Arial" fo:font-size="11pt" fo:font-weight="normal" officeooo:rsid="001c79c7" style:font-size-asian="11pt" style:font-weight-asian="normal"/>
    </style:style>
    <style:style style:name="T12" style:family="text">
      <style:text-properties fo:color="#000000" style:font-name="Arial" fo:font-size="11pt" fo:font-weight="normal" fo:background-color="#ffff00" loext:char-shading-value="0" style:font-size-asian="11pt" style:font-weight-asian="normal"/>
    </style:style>
    <style:style style:name="T13" style:family="text">
      <style:text-properties fo:color="#000000" style:font-name="Arial" fo:font-size="22pt" fo:font-weight="normal" style:font-size-asian="22pt" style:font-weight-asian="normal"/>
    </style:style>
    <style:style style:name="T14" style:family="text">
      <style:text-properties fo:color="#000000" style:font-name="Arial" fo:font-size="8pt" fo:font-weight="normal" style:font-size-asian="8pt" style:font-weight-asian="normal"/>
    </style:style>
    <style:style style:name="T15" style:family="text">
      <style:text-properties fo:color="#000000" style:font-name="Arial" fo:font-size="8pt" fo:font-weight="normal" style:font-size-asian="8pt" style:font-weight-asian="normal" fo:background-color="#ff0000"/>
    </style:style>
    <style:style style:name="T16" style:family="text">
      <style:text-properties fo:color="#000000" style:font-name="Arial" fo:font-size="8pt" fo:font-weight="normal" style:font-size-asian="8pt" style:font-weight-asian="normal" fo:background-color="#000000"/>
    </style:style>
    <style:style style:name="T17" style:family="text">
      <style:text-properties fo:color="#000000" style:font-name="Arial" fo:font-size="8pt" fo:font-weight="normal" style:font-size-asian="8pt" style:font-weight-asian="normal"/>
    </style:style>
    <style:style style:name="T18" style:family="text">
      <style:text-properties fo:color="#000000" style:font-name="Arial" fo:font-size="8pt" fo:font-weight="bold" style:font-size-asian="8pt" style:font-weight-asian="bold"/>
    </style:style>
    <style:style style:name="T19" style:family="text">
      <style:text-properties fo:color="#000000" style:font-name="Arial" fo:font-size="8pt" fo:font-weight="bold" style:font-size-asian="8pt" style:font-weight-asian="bold"/>
    </style:style>
    <style:style style:name="T20" style:family="text">
      <style:text-properties fo:color="#000000" style:font-name="Segoe UI Symbol" fo:font-size="11pt" fo:font-weight="normal" style:font-size-asian="11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haracter Name: _Olivia_Cherucruz_______ Player Name: _____Ryott_Glayzer_______</text:span></text:p>
      <text:p text:style-name="P1"><text:span text:style-name="T1">Character Race: ___Stout_Halfling____ Character Class/Level: _Bard_/_1_ | ______/__ | ______/__</text:span></text:p>
      <text:p text:style-name="P1"><text:span text:style-name="T1">Stats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"><text:span text:style-name="T2">Strength</text:span></text:p>
          </table:table-cell>
          <table:table-cell table:style-name="Table1.A1" office:value-type="string">
            <text:p text:style-name="P2"><text:span text:style-name="T2">Dexterity</text:span></text:p>
          </table:table-cell>
          <table:table-cell table:style-name="Table1.A1" office:value-type="string">
            <text:p text:style-name="P2"><text:span text:style-name="T2">Constitution</text:span></text:p>
          </table:table-cell>
          <table:table-cell table:style-name="Table1.A1" office:value-type="string">
            <text:p text:style-name="P2"><text:span text:style-name="T2">Intelligence</text:span></text:p>
          </table:table-cell>
          <table:table-cell table:style-name="Table1.A1" office:value-type="string">
            <text:p text:style-name="P2"><text:span text:style-name="T2">Wisdom</text:span></text:p>
          </table:table-cell>
          <table:table-cell table:style-name="Table1.A1" office:value-type="string">
            <text:p text:style-name="P2"><text:span text:style-name="T2">Charisma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3">14</text:span></text:p>
          </table:table-cell>
          <table:table-cell table:style-name="Table1.A1" office:value-type="string">
            <text:p text:style-name="P2"><text:span text:style-name="T13">15</text:span></text:p>
          </table:table-cell>
          <table:table-cell table:style-name="Table1.A1" office:value-type="string">
            <text:p text:style-name="P2"><text:span text:style-name="T13">14</text:span></text:p>
          </table:table-cell>
          <table:table-cell table:style-name="Table1.A1" office:value-type="string">
            <text:p text:style-name="P2"><text:span text:style-name="T13">15</text:span></text:p>
          </table:table-cell>
          <table:table-cell table:style-name="Table1.A1" office:value-type="string">
            <text:p text:style-name="P2"><text:span text:style-name="T13">15</text:span></text:p>
          </table:table-cell>
          <table:table-cell table:style-name="Table1.A1" office:value-type="string">
            <text:p text:style-name="P2"><text:span text:style-name="T13">15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2">Saving Throws: 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4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2</text:span></text:p>
          </table:table-cell>
          <table:table-cell table:style-name="Table1.A1" office:value-type="string">
            <text:p text:style-name="P2"><text:span text:style-name="T4">+4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2">Skills: 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4">Athletics: __+2___</text:span></text:p>
          </table:table-cell>
          <table:table-cell table:style-name="Table1.A1" office:value-type="string">
            <text:p text:style-name="P3"><text:span text:style-name="T14">Acrobatics: _+4__</text:span></text:p>
            <text:p text:style-name="P3"><text:span text:style-name="T14">Sleight </text:span></text:p>
            <text:p text:style-name="P3"><text:span text:style-name="T14">of Hand: ___+2__</text:span></text:p>
            <text:p text:style-name="P3"><text:span text:style-name="T14">Stealth: ___+4___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"><text:span text:style-name="T14">Arcana: ___+2___</text:span></text:p>
            <text:p text:style-name="P3"><text:span text:style-name="T14">History: ___+2___</text:span></text:p>
            <text:p text:style-name="P3"><text:span text:style-name="T14">Investigation: _+2_</text:span></text:p>
            <text:p text:style-name="P3"><text:span text:style-name="T14">Nature: ___+2___</text:span></text:p>
            <text:p text:style-name="P3"><text:span text:style-name="T14">Religion: __+2___</text:span></text:p>
          </table:table-cell>
          <table:table-cell table:style-name="Table1.A1" office:value-type="string">
            <text:p text:style-name="P3"><text:span text:style-name="T14">Animal </text:span></text:p>
            <text:p text:style-name="P3"><text:span text:style-name="T14">Handling: __+2___</text:span></text:p>
            <text:p text:style-name="P3"><text:span text:style-name="T14">Insight: ___+2___</text:span></text:p>
            <text:p text:style-name="P3"><text:span text:style-name="T14">Medicine: _+2___</text:span></text:p>
            <text:p text:style-name="P3"><text:span text:style-name="T14">Perception: __+2_</text:span></text:p>
            <text:p text:style-name="P3"><text:span text:style-name="T14">Survival: __+2___</text:span></text:p>
          </table:table-cell>
          <table:table-cell table:style-name="Table1.A1" office:value-type="string">
            <text:p text:style-name="P3"><text:span text:style-name="T14">Deception: _+4__</text:span></text:p>
            <text:p text:style-name="P3"><text:span text:style-name="T14">Intimidation: _+4_</text:span></text:p>
            <text:p text:style-name="P3"><text:span text:style-name="T14">Performance: +4_</text:span></text:p>
            <text:p text:style-name="P3"><text:span text:style-name="T14">Persuasion: _+4_</text:span></text:p>
          </table:table-cell>
        </table:table-row>
      </table:table>
      <text:p text:style-name="P6"/>
      <text:p text:style-name="P1"><text:span text:style-name="T4">Other numbers: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2">Passive Perception</text:span><text:span text:style-name="T4"> (10+WIS)</text:span></text:p>
          </table:table-cell>
          <table:table-cell table:style-name="Table2.A1" office:value-type="string">
            <text:p text:style-name="P3"><text:span text:style-name="T2">Proficiency bonus</text:span></text:p>
          </table:table-cell>
          <table:table-cell table:style-name="Table2.A1" office:value-type="string">
            <text:p text:style-name="P3"><text:span text:style-name="T2">Inspiration</text:span><text:span text:style-name="T4"> (Y/N)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12</text:span></text:p>
          </table:table-cell>
          <table:table-cell table:style-name="Table2.A1" office:value-type="string">
            <text:p text:style-name="P3"><text:span text:style-name="T4">+2</text:span></text:p>
          </table:table-cell>
          <table:table-cell table:style-name="Table2.A1" office:value-type="string">
            <text:p text:style-name="P3"><text:span text:style-name="T4">N</text:span></text:p>
          </table:table-cell>
        </table:table-row>
      </table:table>
      <text:p text:style-name="P6"/>
      <text:p text:style-name="P1"><text:span text:style-name="T4">Combat: </text:span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3"><text:span text:style-name="T2">AC: 14</text:span></text:p>
          </table:table-cell>
          <table:table-cell table:style-name="Table3.A1" office:value-type="string">
            <text:p text:style-name="P3"><text:span text:style-name="T2">Initiative: +2</text:span></text:p>
          </table:table-cell>
          <table:table-cell table:style-name="Table3.A1" office:value-type="string">
            <text:p text:style-name="P3"><text:span text:style-name="T2">Speed:</text:span><text:span text:style-name="T4"> 25ft</text:span></text:p>
          </table:table-cell>
          <table:table-cell table:style-name="Table3.A1" office:value-type="string">
            <text:p text:style-name="P3"><text:span text:style-name="T2">HP:</text:span><text:span text:style-name="T4"> </text:span><text:span text:style-name="T9">1</text:span><text:span text:style-name="T11">7</text:span><text:span text:style-name="T4">/1</text:span><text:span text:style-name="T11">7</text:span><text:span text:style-name="T4"> +__</text:span></text:p>
          </table:table-cell>
          <table:table-cell table:style-name="Table3.A1" office:value-type="string">
            <text:p text:style-name="P3"><text:span text:style-name="T2">Death Saves:</text:span><text:span text:style-name="T4"> </text:span></text:p>
            <text:p text:style-name="P3"><text:span text:style-name="T20">♡</text:span><text:span text:style-name="T4"> __ __ __</text:span></text:p>
            <text:p text:style-name="P3"><text:span text:style-name="T20">🕱</text:span><text:span text:style-name="T4"> __ __ __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8">Attack / Spell A: </text:span></text:p>
            <text:p text:style-name="P3"><text:span text:style-name="T14">Name: _Rapier_</text:span></text:p>
            <text:p text:style-name="P3"><text:span text:style-name="T14">Range: </text:span><text:span text:style-name="T15">M</text:span><text:span text:style-name="T16">/</text:span><text:span text:style-name="T17">R_______ft</text:span></text:p>
            <text:p text:style-name="P3"><text:span text:style-name="T17">Dmg: __1d8+STR/DEX__</text:span></text:p>
            <text:p text:style-name="P3"><text:span text:style-name="T17">Dmg type: __PIERCING___</text:span></text:p>
          </table:table-cell>
          <table:table-cell table:style-name="Table3.A1" office:value-type="string">
            <text:p text:style-name="P3"><text:span text:style-name="T19">Attack / Spell B: </text:span></text:p>
            <text:p text:style-name="P3"><text:span text:style-name="T17">Name: __DAGGER__</text:span></text:p>
            <text:p text:style-name="P3"><text:span text:style-name="T17">Range: </text:span><text:span text:style-name="T15">M/R</text:span><text:span text:style-name="T17">_20/60_ft</text:span></text:p>
            <text:p text:style-name="P3"><text:span text:style-name="T17">Dmg: __1d4+STR/DEX___</text:span></text:p>
            <text:p text:style-name="P3"><text:span text:style-name="T17">Dmg type: _PIERCING_</text:span></text:p>
          </table:table-cell>
          <table:table-cell table:style-name="Table3.A1" office:value-type="string">
            <text:p text:style-name="P3"><text:span text:style-name="T19">Attack / Spell C: </text:span></text:p>
            <text:p text:style-name="P3"><text:span text:style-name="T17">Name: ____________</text:span></text:p>
            <text:p text:style-name="P3"><text:span text:style-name="T17">Range: M/R_______ft</text:span></text:p>
            <text:p text:style-name="P3"><text:span text:style-name="T17">Dmg: _____________</text:span></text:p>
            <text:p text:style-name="P3"><text:span text:style-name="T17">Dmg type: _________</text:span></text:p>
          </table:table-cell>
          <table:table-cell table:style-name="Table3.A1" office:value-type="string">
            <text:p text:style-name="P3"><text:span text:style-name="T19">Attack / Spell D: </text:span></text:p>
            <text:p text:style-name="P3"><text:span text:style-name="T17">Name: ____________</text:span></text:p>
            <text:p text:style-name="P3"><text:span text:style-name="T17">Range: M/R_______ft</text:span></text:p>
            <text:p text:style-name="P3"><text:span text:style-name="T17">Dmg: _____________</text:span></text:p>
            <text:p text:style-name="P3"><text:span text:style-name="T17">Dmg type: _________</text:span></text:p>
          </table:table-cell>
          <table:table-cell table:style-name="Table3.A1" office:value-type="string">
            <text:p text:style-name="P3"><text:span text:style-name="T19">Attack / Spell E: </text:span></text:p>
            <text:p text:style-name="P3"><text:span text:style-name="T17">Name: ____________</text:span></text:p>
            <text:p text:style-name="P3"><text:span text:style-name="T17">Range: M/R_______ft</text:span></text:p>
            <text:p text:style-name="P3"><text:span text:style-name="T17">Dmg: _____________</text:span></text:p>
            <text:p text:style-name="P3"><text:span text:style-name="T17">Dmg type: _________</text:span></text:p>
          </table:table-cell>
        </table:table-row>
      </table:table>
      <text:p text:style-name="P7"/>
      <text:p text:style-name="P1"><text:span text:style-name="T5">Inventory: <text:tab/><text:tab/><text:tab/><text:tab/><text:tab/> <text:s text:c="5"/>Traits/Languages/Abilities/etc: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3">$$$ </text:span><text:span text:style-name="T5">PP: ___GP: 2</text:span><text:span text:style-name="T8">6</text:span><text:span text:style-name="T5"> EP: ___SP: </text:span><text:span text:style-name="T8">42</text:span><text:span text:style-name="T5"> CP: </text:span><text:span text:style-name="T8">20</text:span><text:span text:style-name="T5">5</text:span></text:p>
            <text:p text:style-name="P3"><text:span text:style-name="T5">Rapier</text:span></text:p>
            <text:p text:style-name="P3"><text:span text:style-name="T5">Entertainer’s Pack</text:span></text:p>
            <text:p text:style-name="P3"><text:span text:style-name="T5">Disguise Kit</text:span></text:p>
            <text:p text:style-name="P3"><text:span text:style-name="T5">Acoustic Guitar</text:span></text:p>
            <text:p text:style-name="P3"><text:span text:style-name="T5">Leather Armor</text:span></text:p>
            <text:p text:style-name="P3"><text:span text:style-name="T5">Dagger</text:span></text:p>
            <text:p text:style-name="P3"><text:span text:style-name="T5">Crowbar</text:span></text:p>
            <text:p text:style-name="P3"><text:span text:style-name="T5">Hoodie</text:span></text:p>
            <text:p text:style-name="P3"><text:span text:style-name="T5">Chisel</text:span></text:p>
            <text:p text:style-name="P3"><text:span text:style-name="T5">1/2 smokeleaf biscuit</text:span></text:p>
            <text:p text:style-name="P11"><text:span text:style-name="T5">Potion of healing</text:span></text:p>
            <text:p text:style-name="P11"><text:span text:style-name="T5">Purple Ring</text:span></text:p>
          </table:table-cell>
          <table:table-cell table:style-name="Table4.A1" office:value-type="string">
            <text:p text:style-name="P4"><text:span text:style-name="T5">Lucky, Brave, Nimble</text:span></text:p>
            <text:p text:style-name="P4"><text:span text:style-name="T5">Stout Resilience</text:span></text:p>
            <text:p text:style-name="P3"><text:span text:style-name="T5">Bardic Inspiration</text:span></text:p>
            <text:p text:style-name="P4"><text:span text:style-name="T5">Thieves Tools</text:span></text:p>
            <text:p text:style-name="P4"><text:span text:style-name="T5">Cards</text:span></text:p>
            <text:p text:style-name="P4"><text:span text:style-name="T5">Criminal Contact</text:span></text:p>
            <text:p text:style-name="P12"><text:span text:style-name="T5">Jack of all trades</text:span></text:p>
            <text:p text:style-name="P12"><text:span text:style-name="T5">Song of Rest</text:span></text:p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8"/>
          </table:table-cell>
        </table:table-row>
      </table:table>
      <text:p text:style-name="P7"/>
      <text:p text:style-name="P7"><text:soft-page-break/></text:p>
      <text:p text:style-name="P1"><text:span text:style-name="T5">Spellcasting: </text:span>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"><text:span text:style-name="T5">Spellcasting Ability: </text:span></text:p>
          </table:table-cell>
          <table:table-cell table:style-name="Table5.A1" office:value-type="string">
            <text:p text:style-name="P3"><text:span text:style-name="T5">Spell Save DC: </text:span></text:p>
          </table:table-cell>
          <table:table-cell table:style-name="Table5.A1" office:value-type="string">
            <text:p text:style-name="P3"><text:span text:style-name="T5">Spell Attack Bonus: 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5">Charisma</text:span></text:p>
          </table:table-cell>
          <table:table-cell table:style-name="Table5.A1" office:value-type="string">
            <text:p text:style-name="P3"><text:span text:style-name="T5">12</text:span></text:p>
          </table:table-cell>
          <table:table-cell table:style-name="Table5.A1" office:value-type="string">
            <text:p text:style-name="P3"><text:span text:style-name="T5">+4</text:span></text:p>
          </table:table-cell>
        </table:table-row>
      </table:table>
      <text:p text:style-name="P7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3"><text:span text:style-name="T5">Cantrips: </text:span></text:p>
          </table:table-cell>
          <table:table-cell table:style-name="Table6.A1" office:value-type="string">
            <text:p text:style-name="P3"><text:span text:style-name="T5">1st level spells: </text:span></text:p>
            <text:p text:style-name="P3"><text:span text:style-name="T12">O</text:span><text:span text:style-name="T5"> <text:s/></text:span><text:span text:style-name="T12">O</text:span><text:span text:style-name="T5"> <text:s/></text:span><text:span text:style-name="T12">O</text:span><text:span text:style-name="T5"> <text:s/>O <text:s/>O</text:span></text:p>
          </table:table-cell>
          <table:table-cell table:style-name="Table6.A1" office:value-type="string">
            <text:p text:style-name="P3"><text:span text:style-name="T5">2nd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3rd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4th level spells: </text:span></text:p>
            <text:p text:style-name="P3"><text:span text:style-name="T5">O <text:s/>O <text:s/>O <text:s/>O <text:s/>O</text:span></text:p>
          </table:table-cell>
        </table:table-row>
        <table:table-row table:style-name="Table6.2">
          <table:table-cell table:style-name="Table6.A1" office:value-type="string">
            <text:p text:style-name="P3"><text:span text:style-name="T5">Prestigitation</text:span></text:p>
            <text:p text:style-name="P3"><text:span text:style-name="T5">Vicious Mockery</text:span></text:p>
          </table:table-cell>
          <table:table-cell table:style-name="Table6.A1" office:value-type="string">
            <text:p text:style-name="P3"><text:span text:style-name="T5">O Distort Value</text:span></text:p>
            <text:p text:style-name="P3"><text:span text:style-name="T5">O Dissonant Whispers</text:span></text:p>
            <text:p text:style-name="P3"><text:span text:style-name="T5">O Guiding Hand</text:span></text:p>
            <text:p text:style-name="P3"><text:span text:style-name="T5">O Earth Tremors</text:span></text:p>
            <text:p text:style-name="P3"><text:span text:style-name="T5">O </text:span><text:span text:style-name="T10">Healing Word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</table:table-row>
        <table:table-row table:style-name="Table6.3">
          <table:table-cell table:style-name="Table6.A1" office:value-type="string">
            <text:p text:style-name="P3"><text:span text:style-name="T5">5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6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7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8th level spells: </text:span></text:p>
            <text:p text:style-name="P3"><text:span text:style-name="T5">O <text:s/>O <text:s/>O <text:s/>O <text:s/>O</text:span></text:p>
          </table:table-cell>
          <table:table-cell table:style-name="Table6.A1" office:value-type="string">
            <text:p text:style-name="P3"><text:span text:style-name="T5">9th level spells: </text:span></text:p>
            <text:p text:style-name="P3"><text:span text:style-name="T5">O <text:s/>O <text:s/>O <text:s/>O <text:s/>O</text:span></text:p>
          </table:table-cell>
        </table:table-row>
        <table:table-row table:style-name="Table6.4"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  <table:table-cell table:style-name="Table6.A1" office:value-type="string"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  <text:p text:style-name="P3"><text:span text:style-name="T5">O____________</text:span></text:p>
          </table:table-cell>
        </table:table-row>
      </table:table>
      <text:p text:style-name="P7"/>
      <text:p text:style-name="P1"><text:span text:style-name="T5">Personality: </text:span>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3"><text:span text:style-name="T5">Personality Traits</text:span></text:p>
          </table:table-cell>
          <table:table-cell table:style-name="Table7.A1" office:value-type="string">
            <text:p text:style-name="P3"><text:span text:style-name="T5">Ideals</text:span></text:p>
          </table:table-cell>
          <table:table-cell table:style-name="Table7.A1" office:value-type="string">
            <text:p text:style-name="P3"><text:span text:style-name="T5">Bonds</text:span></text:p>
          </table:table-cell>
        </table:table-row>
        <table:table-row table:style-name="Table7.1">
          <table:table-cell table:style-name="Table7.A1" office:value-type="string">
            <text:p text:style-name="P8"/>
            <text:p text:style-name="P3"><text:span text:style-name="T5">GAY</text:span></text:p>
            <text:p text:style-name="P8"/>
            <text:p text:style-name="P8"/>
          </table:table-cell>
          <table:table-cell table:style-name="Table7.A1" office:value-type="string">
            <text:p text:style-name="P3"><text:span text:style-name="T5">ANARCHOCOMMUNIST</text:span></text:p>
          </table:table-cell>
          <table:table-cell table:style-name="Table7.A1" office:value-type="string">
            <text:p text:style-name="P8"/>
          </table:table-cell>
        </table:table-row>
        <table:table-row table:style-name="Table7.1">
          <table:table-cell table:style-name="Table7.A1" office:value-type="string">
            <text:p text:style-name="P3"><text:span text:style-name="T5">Flaws</text:span></text:p>
          </table:table-cell>
          <table:table-cell table:style-name="Table7.A1" office:value-type="string">
            <text:p text:style-name="P3"><text:span text:style-name="T5">Alignment</text:span></text:p>
          </table:table-cell>
          <table:table-cell table:style-name="Table7.A1" office:value-type="string">
            <text:p text:style-name="P3"><text:span text:style-name="T5">Background</text:span></text:p>
          </table:table-cell>
        </table:table-row>
        <table:table-row table:style-name="Table7.1">
          <table:table-cell table:style-name="Table7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7.A1" office:value-type="string">
            <text:p text:style-name="P3"><text:span text:style-name="T5">Chaotic Good</text:span></text:p>
          </table:table-cell>
          <table:table-cell table:style-name="Table7.A1" office:value-type="string">
            <text:p text:style-name="P3"><text:span text:style-name="T5">Criminal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3T20:26:26.944618926</dc:date>
    <meta:editing-duration>PT55M50S</meta:editing-duration>
    <meta:editing-cycles>2</meta:editing-cycles>
    <meta:generator>LibreOffice/6.4.7.2$Linux_X86_64 LibreOffice_project/40$Build-2</meta:generator>
    <meta:document-statistic meta:table-count="7" meta:image-count="0" meta:object-count="0" meta:page-count="2" meta:paragraph-count="239" meta:word-count="431" meta:character-count="3268" meta:non-whitespace-character-count="3000"/>
  </office:meta>
</office:document-meta>
</file>